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lompo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Kelompok</text:p>
          </table:table-cell>
          <table:table-cell office:value-type="string" table:style-name="ce1">
            <text:p>namaKelompok</text:p>
          </table:table-cell>
          <table:table-cell office:value-type="string" table:style-name="ce1">
            <text:p>idAngkatan</text:p>
          </table:table-cell>
          <table:table-cell table:number-columns-repeated="16381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1">
            <text:p>Pytho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1">
            <text:p>PHP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1">
            <text:p>Jav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1">
            <text:p>Swift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1">
            <text:p>Haske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1">
            <text:p>Ruby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1">
            <text:p>Scal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1">
            <text:p>Groovy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string" table:style-name="ce1">
            <text:p>Pasca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1">
            <text:p>Clario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SUS</meta:initial-creator>
    <dc:creator>ASUS</dc:creator>
    <meta:creation-date>2022-09-15T10:19:39Z</meta:creation-date>
    <dc:date>2022-09-15T10:33:14Z</dc:date>
  </office:meta>
</office:document-meta>
</file>